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57" style:family="table-column">
      <style:table-column-properties fo:break-before="auto" style:column-width="314.96pt"/>
    </style:style>
    <style:style style:name="co99" style:family="table-column">
      <style:table-column-properties fo:break-before="auto" style:column-width="101.9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2"/>
        <table:table-column table:style-name="co108" table:default-cell-style-name="ce122"/>
        <table:table-column table:style-name="co109" table:default-cell-style-name="ce122"/>
        <table:table-column table:style-name="co110" table:default-cell-style-name="ce122"/>
        <table:table-column table:style-name="co111" table:number-columns-repeated="3" table:default-cell-style-name="ce122"/>
        <table:table-column table:style-name="co110" table:default-cell-style-name="ce122"/>
        <table:table-column table:style-name="co112" table:default-cell-style-name="ce167"/>
        <table:table-column table:style-name="co113" table:default-cell-style-name="ce167"/>
        <table:table-column table:style-name="co114" table:default-cell-style-name="ce167"/>
        <table:table-column table:style-name="co115" table:default-cell-style-name="ce167"/>
        <table:table-column table:style-name="co10" table:number-columns-repeated="999" table:default-cell-style-name="ce167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56" office:value-type="string" calcext:value-type="string">
            <text:p>BOT_MODE_ROAM</text:p>
          </table:table-cell>
          <table:table-cell table:style-name="ce156" office:value-type="string" calcext:value-type="string">
            <text:p>BOT_MODE_TEAM_ROAM</text:p>
          </table:table-cell>
          <table:table-cell table:style-name="ce156" office:value-type="string" calcext:value-type="string">
            <text:p>BOT_MODE_PUSH_TOWER</text:p>
          </table:table-cell>
          <table:table-cell table:style-name="ce166" office:value-type="string" calcext:value-type="string">
            <text:p>BOT_MODE_ATTACK</text:p>
          </table:table-cell>
          <table:table-cell table:style-name="ce166" office:value-type="string" calcext:value-type="string">
            <text:p>BOT_MODE_NONE</text:p>
          </table:table-cell>
          <table:table-cell table:style-name="ce124" office:value-type="string" calcext:value-type="string">
            <text:p>BOT_MODE_LANING</text:p>
          </table:table-cell>
          <table:table-cell table:style-name="ce124" office:value-type="string" calcext:value-type="string">
            <text:p>BOT_MODE_ROSHAN </text:p>
          </table:table-cell>
          <table:table-cell table:style-name="ce156" office:value-type="string" calcext:value-type="string">
            <text:p>BOT_MODE_FARM</text:p>
          </table:table-cell>
          <table:table-cell table:style-name="ce156" office:value-type="string" calcext:value-type="string">
            <text:p>BOT_MODE_DEFEND_TOWER</text:p>
          </table:table-cell>
          <table:table-cell table:style-name="ce156" office:value-type="string" calcext:value-type="string">
            <text:p>BOT_MODE_RETREAT</text:p>
          </table:table-cell>
          <table:table-cell table:style-name="ce156" office:value-type="string" calcext:value-type="string">
            <text:p>BOT_MODE_DEFEND_ALLY</text:p>
          </table:table-cell>
          <table:table-cell table:style-name="ce145"/>
          <table:table-cell table:style-name="ce168" table:number-columns-repeated="998"/>
        </table:table-row>
        <table:table-row table:style-name="ro1">
          <table:table-cell table:style-name="ce106" office:value-type="string" calcext:value-type="string">
            <text:p>max_kills_enemy_hero</text:p>
          </table:table-cell>
          <table:table-cell table:number-columns-repeated="5" table:style-name="ce137" office:value-type="float" office:value="90" calcext:value-type="float">
            <text:p>9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90" calcext:value-type="float">
            <text:p>9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max_estimated_damage_enemy_hero</text:p>
          </table:table-cell>
          <table:table-cell table:number-columns-repeated="2" table:style-name="ce137" office:value-type="float" office:value="80" calcext:value-type="float">
            <text:p>80</text:p>
          </table:table-cell>
          <table:table-cell table:number-columns-repeated="3" table:style-name="ce137" office:value-type="float" office:value="75" calcext:value-type="float">
            <text:p>7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max_hp_enemy_creep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2" table:style-name="ce137" office:value-type="float" office:value="15" calcext:value-type="float">
            <text:p>1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40" calcext:value-type="float">
            <text:p>40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4" office:value-type="string" calcext:value-type="string">
            <text:p>last_hit_enemy_creep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3" table:style-name="ce137" office:value-type="float" office:value="60" calcext:value-type="float">
            <text:p>6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50" calcext:value-type="float">
            <text:p>5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min_hp_enemy_building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3" table:style-name="ce137" office:value-type="float" office:value="70" calcext:value-type="float">
            <text:p>7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ow_hp_enemy_hero</text:p>
          </table:table-cell>
          <table:table-cell table:number-columns-repeated="5" table:style-name="ce137" office:value-type="float" office:value="85" calcext:value-type="float">
            <text:p>8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ow_hp_enemy_building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3" table:style-name="ce137" office:value-type="float" office:value="80" calcext:value-type="float">
            <text:p>8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max_hp_neutral_creep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" table:style-name="ce137" office:value-type="float" office:value="10" calcext:value-type="float">
            <text:p>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104"/>
          <table:table-cell table:style-name="ce137" table:number-columns-repeated="5"/>
          <table:table-cell table:style-name="ce127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9"/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99" table:default-cell-style-name="ce129"/>
        <table:table-column table:style-name="co100" table:default-cell-style-name="ce129"/>
        <table:table-column table:style-name="co101" table:default-cell-style-name="ce129"/>
        <table:table-column table:style-name="co102" table:default-cell-style-name="ce129"/>
        <table:table-column table:style-name="co68" table:default-cell-style-name="ce129"/>
        <table:table-column table:style-name="co70" table:default-cell-style-name="ce129"/>
        <table:table-column table:style-name="co75" table:default-cell-style-name="ce129"/>
        <table:table-column table:style-name="co76" table:default-cell-style-name="ce129"/>
        <table:table-column table:style-name="co77" table:default-cell-style-name="ce129"/>
        <table:table-column table:style-name="co78" table:default-cell-style-name="ce129"/>
        <table:table-column table:style-name="co10" table:number-columns-repeated="1008" table:default-cell-style-name="ce175"/>
        <table:table-row table:style-name="ro1">
          <table:table-cell table:style-name="ce171" office:value-type="string" calcext:value-type="string">
            <text:p>Algorithm</text:p>
          </table:table-cell>
          <table:table-cell table:style-name="ce177" office:value-type="string" calcext:value-type="string" table:number-columns-spanned="2" table:number-rows-spanned="1">
            <text:p>Push TOP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MID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BO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etrea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oam desire</text:p>
          </table:table-cell>
          <table:covered-table-cell table:style-name="ce171"/>
          <table:table-cell table:style-name="ce171" office:value-type="string" calcext:value-type="string">
            <text:p>Roshan desire</text:p>
          </table:table-cell>
          <table:table-cell table:style-name="ce171" office:value-type="string" calcext:value-type="string">
            <text:p>Defend TOP desire</text:p>
          </table:table-cell>
          <table:table-cell table:style-name="ce171" office:value-type="string" calcext:value-type="string">
            <text:p>Defend MID desire</text:p>
          </table:table-cell>
          <table:table-cell table:style-name="ce171" office:value-type="string" calcext:value-type="string">
            <text:p>Defend BOT desire</text:p>
          </table:table-cell>
          <table:table-cell table:style-name="ce176" table:number-columns-repeated="1008"/>
        </table:table-row>
        <table:table-row table:style-name="ro1">
          <table:table-cell table:style-name="ce109" office:value-type="string" calcext:value-type="string">
            <text:p>has_low_hp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top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mid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bot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more_enemy_heroes_around_then_ally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shrine_healing_and_no_enemy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shrine_healing_and_enemie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6" office:value-type="float" office:value="-85" calcext:value-type="float">
            <text:p>-85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has_not_full_hp_mp_and_near_fountain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attacked_by_tower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 table:number-rows-repeated="2">
          <table:table-cell table:style-name="ce109"/>
          <table:table-cell table:style-name="ce140" table:number-columns-repeated="6"/>
          <table:table-cell table:style-name="ce134" table:number-columns-repeated="2"/>
          <table:table-cell table:style-name="ce140" table:number-columns-repeated="2"/>
          <table:table-cell table:style-name="ce13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9:01:38.835560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9:02:15.274434488</dc:date>
    <meta:editing-duration>P1DT12H53M46S</meta:editing-duration>
    <meta:editing-cycles>1681</meta:editing-cycles>
    <meta:document-statistic meta:table-count="9" meta:cell-count="2599" meta:object-count="0"/>
  </office:meta>
</office:document-meta>
</file>